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Subscription.onMessage( Message jmsMessa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JmsSubscription.doFilter( Element cont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msSubscription.setConnection( Connection 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ubscription.pau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msSubscription.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ubscription.validateSubscription( Subscribe subscribe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sSubscription.JmsSubscripti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Subscription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msSubscription.resu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msSubscription.renew( XMLGregorianCalendar termination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Subscription.unsubscrib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